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119c5" officeooo:paragraph-rsid="000119c5"/>
    </style:style>
    <style:style style:name="P2" style:family="paragraph" style:parent-style-name="Text_20_body">
      <style:text-properties officeooo:rsid="000119c5" officeooo:paragraph-rsid="0002e3c2"/>
    </style:style>
    <style:style style:name="P3" style:family="paragraph" style:parent-style-name="Text_20_body">
      <style:text-properties officeooo:rsid="000119c5" officeooo:paragraph-rsid="0003eed6"/>
    </style:style>
    <style:style style:name="P4" style:family="paragraph" style:parent-style-name="Text_20_body">
      <style:text-properties officeooo:rsid="0003eed6" officeooo:paragraph-rsid="0003eed6"/>
    </style:style>
    <style:style style:name="P5" style:family="paragraph" style:parent-style-name="Text_20_body">
      <style:text-properties officeooo:rsid="0003eed6" officeooo:paragraph-rsid="000a2da4"/>
    </style:style>
    <style:style style:name="P6" style:family="paragraph" style:parent-style-name="Text_20_body">
      <style:text-properties officeooo:rsid="00058c7c" officeooo:paragraph-rsid="00058c7c"/>
    </style:style>
    <style:style style:name="P7" style:family="paragraph" style:parent-style-name="Text_20_body">
      <style:text-properties officeooo:rsid="0006c9c0" officeooo:paragraph-rsid="0006c9c0"/>
    </style:style>
    <style:style style:name="P8" style:family="paragraph" style:parent-style-name="Text_20_body">
      <style:text-properties officeooo:rsid="000a2da4" officeooo:paragraph-rsid="000a2da4"/>
    </style:style>
    <style:style style:name="P9" style:family="paragraph" style:parent-style-name="Text_20_body">
      <style:text-properties officeooo:rsid="000c8320" officeooo:paragraph-rsid="000c8320"/>
    </style:style>
    <style:style style:name="T1" style:family="text">
      <style:text-properties officeooo:rsid="0002e3c2"/>
    </style:style>
    <style:style style:name="T2" style:family="text">
      <style:text-properties officeooo:rsid="0003eed6"/>
    </style:style>
    <style:style style:name="T3" style:family="text">
      <style:text-properties officeooo:rsid="00058c7c"/>
    </style:style>
    <style:style style:name="T4" style:family="text">
      <style:text-properties officeooo:rsid="0006c9c0"/>
    </style:style>
    <style:style style:name="T5" style:family="text">
      <style:text-properties officeooo:rsid="000a2d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hipster <text:span text:style-name="T3">Microservice </text:span><text:span text:style-name="T1">Gateway</text:span></text:p>
      <text:p text:style-name="Text_20_body"/>
      <text:h text:style-name="Heading_20_1" text:outline-level="1">Gateway</text:h>
      <text:p text:style-name="P1">D’abord créer un gateway avec mongoDB</text:p>
      <text:p text:style-name="P1">Cloner le jhipster registry</text:p>
      <text:p text:style-name="P1">Lancer le registre</text:p>
      <text:p text:style-name="P2"><text:span text:style-name="Source_20_Text">$ ./mvnw -Pdev,webpack</text:span></text:p>
      <text:p text:style-name="P2">Lancer le <text:span text:style-name="T1">gateway</text:span></text:p>
      <text:p text:style-name="P2"><text:span text:style-name="Source_20_Text">$ ./mvnw</text:span></text:p>
      <text:p text:style-name="P1"/>
      <text:h text:style-name="Heading_20_1" text:outline-level="1">Test de différentes génération de projet</text:h>
      <text:h text:style-name="Heading_20_2" text:outline-level="2">jhipster</text:h>
      <text:p text:style-name="P3">gateway avec webFlux et mongoDB</text:p>
      <text:p text:style-name="P3"><text:span text:style-name="T2">Lors de la build :</text:span></text:p>
      <text:p text:style-name="P3">ERROR [ModelSpecification.spec] At least one type of specification is required</text:p>
      <text:p text:style-name="P1">Skipping process path[/management/audits], method[getAll] as it has an error.</text:p>
      <text:p text:style-name="P1"/>
      <text:p text:style-name="P4">Le problème vient de l’incompatibilité de jhipster avec webflux et swagger.</text:p>
      <text:p text:style-name="P4">Pour ce soir, abandon.</text:p>
      <text:h text:style-name="Heading_20_3" text:outline-level="3">TODO </text:h>
      <text:p text:style-name="P5">reessayer un web flux plus tard</text:p>
      <text:p text:style-name="P4"/>
      <text:h text:style-name="Heading_20_2" text:outline-level="2">jhipster1</text:h>
      <text:p text:style-name="P7">$ jhipster</text:p>
      <text:p text:style-name="P7">Réponse aux question de la manière suivante :</text:p>
      <text:p text:style-name="P6">? Which *type* of application would you like to create? Microservice gateway</text:p>
      <text:p text:style-name="P6">? [Beta] Do you want to make it reactive with Spring WebFlux? No</text:p>
      <text:p text:style-name="P6">? What is the base name of your application? jhipster1</text:p>
      <text:p text:style-name="P6"><text:soft-page-break/>? As you are running in a microservice architecture, on which port would like your server to run? It should be unique to avoid port conflicts. 8080</text:p>
      <text:p text:style-name="P6">? What is your default Java package name? com.mycompany.myapp</text:p>
      <text:p text:style-name="P6">? Which service discovery server do you want to use? JHipster Registry (uses Eureka, provides Spring Cloud Config support and monitoring dashboards)</text:p>
      <text:p text:style-name="P6">? Which *type* of authentication would you like to use? JWT authentication (stateless, with a token)</text:p>
      <text:p text:style-name="P6">? Which *type* of database would you like to use? MongoDB</text:p>
      <text:p text:style-name="P6">? Do you want to use the Spring cache abstraction? Yes, with the Hazelcast implementation (distributed cache, for multiple nodes, supports rate-limiting for gateway applications)</text:p>
      <text:p text:style-name="P6">? Would you like to use Maven or Gradle for building the backend? Maven</text:p>
      <text:p text:style-name="P6">? Which other technologies would you like to use? </text:p>
      <text:p text:style-name="P6">? Which *Framework* would you like to use for the client? Angular</text:p>
      <text:p text:style-name="P6">? Would you like to use a Bootswatch theme (https://bootswatch.com/)? Lux</text:p>
      <text:p text:style-name="P6">? Choose a Bootswatch variant navbar theme (https://bootswatch.com/)? Dark</text:p>
      <text:p text:style-name="P6">? Would you like to enable internationalization support? No</text:p>
      <text:p text:style-name="P6">? Besides JUnit and Jest, which testing frameworks would you like to use? </text:p>
      <text:p text:style-name="P6">? Would you like to install other generators from the JHipster Marketplace? No</text:p>
      <text:p text:style-name="P6"/>
      <text:p text:style-name="P6">n<text:span text:style-name="T4">pm install plante</text:span></text:p>
      <text:p text:style-name="P7">$ npm install –legacy-peer-deps</text:p>
      <text:p text:style-name="P7">$ npm audit fix –force // 2x</text:p>
      <text:p text:style-name="P7"/>
      <text:p text:style-name="Text_20_body">=&gt; L’a<text:span text:style-name="T5">pplication est innaccessible, probablement à cause de Hazelcast</text:span></text:p>
      <text:p text:style-name="P8">TODO</text:p>
      <text:p text:style-name="P8">Apprendre à utiliser Hazelcast sans jhipster pour comprendre comment il fonctionne</text:p>
      <text:p text:style-name="P8"/>
      <text:h text:style-name="Heading_20_2" text:outline-level="2">JHIPSTER2</text:h>
      <text:p text:style-name="P9">PROJET DE BASE MONGO ANGULAR, il y a un problème avec la version 10 de angular. Certains sous-projets nécessites la version 9 !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21:16:39.701460921</meta:creation-date>
    <meta:generator>LibreOffice/6.4.6.2$Linux_X86_64 LibreOffice_project/40$Build-2</meta:generator>
    <dc:date>2020-11-11T00:34:57.817004607</dc:date>
    <meta:editing-duration>PT2H5M33S</meta:editing-duration>
    <meta:editing-cycles>6</meta:editing-cycles>
    <meta:document-statistic meta:table-count="0" meta:image-count="0" meta:object-count="0" meta:page-count="2" meta:paragraph-count="46" meta:word-count="388" meta:character-count="2411" meta:non-whitespace-character-count="2066"/>
  </office:meta>
</office:document-meta>
</file>